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62])"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]*[.E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8]*[.E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13]*[.E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]*[.E39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00/00/0000</text:date>, <text:time style:data-style-name="N2" text:time-value="11:18:06.976625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0-10-15T16:15:11.029542486</dc:date>
    <meta:editing-duration>PT5H4S</meta:editing-duration>
    <meta:editing-cycles>6</meta:editing-cycles>
    <meta:generator>LibreOffice/5.1.6.2$Linux_X86_64 LibreOffice_project/10m0$Build-2</meta:generator>
    <meta:document-statistic meta:table-count="1" meta:cell-count="743" meta:object-count="0"/>
  </office:meta>
</office:document-meta>
</file>